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1.</text:span> The structure grass includes a 241X2 array of doubles<text:span text:style-name="T1"> layervertices</text:span>, integer <text:span text:style-name="T1">i,</text:span></text:p>
      <text:p text:style-name="Preformatted_20_Text">integer <text:span text:style-name="T1">ypos</text:span>, <text:s/><text:span text:style-name="T1">polygon</text:span>, <text:span text:style-name="T1">peakXPos</text:span></text:p>
      <text:p text:style-name="Preformatted_20_Text">the array stores the coordinates of the zigzag points, the array peakXPos stores the mean x coordinates of the</text:p>
      <text:p text:style-name="Preformatted_20_Text">crests, the integer ypos stores the hight of the</text:p>
      <text:p text:style-name="Preformatted_20_Text">the grasslayer, polygon creates the grasslayer on the canvas. integer i stores the state of the grasslayer.</text:p>
      <text:p text:style-name="Preformatted_20_Text"><text:span text:style-name="T1">2</text:span>. The <text:s/>constructor sets the values of the layervertices etc, with hights of different grassblades</text:p>
      <text:p text:style-name="Preformatted_20_Text">being random, stores a random number in i which is the initial state of the grasslayer.</text:p>
      <text:p text:style-name="Preformatted_20_Text"><text:span text:style-name="T1">3. syayStep</text:span> is the function the goes on in the infinite loop. It updates the position of the high points of the</text:p>
      <text:p text:style-name="Preformatted_20_Text"><text:s/>grass blades. and changes the color of the grass as per the time in the c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0T22:20:40</dc:date>
    <meta:document-statistic meta:table-count="0" meta:image-count="0" meta:object-count="0" meta:page-count="1" meta:paragraph-count="9" meta:word-count="131" meta:character-count="754" meta:non-whitespace-character-count="629"/>
    <meta:generator>LibreOffice/3.5$Linux_X86_64 LibreOffice_project/350m1$Build-2</meta:generator>
  </office:meta>
</office:document-meta>
</file>